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variable"/>
    <style:font-face style:name="3270 Nerd Font1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10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1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2" style:family="graphic" style:parent-style-name="standard">
      <style:graphic-properties draw:stroke="none" svg:stroke-color="#ea7500" draw:fill="none" draw:fill-color="#ffffff" draw:auto-grow-height="true" draw:auto-grow-width="false" fo:min-height="0.738cm" loext:decorative="false"/>
      <style:paragraph-properties style:writing-mode="lr-tb"/>
    </style:style>
    <style:style style:name="gr13" style:family="graphic" style:parent-style-name="standard">
      <style:graphic-properties draw:stroke="none" svg:stroke-color="#ea7500" draw:fill="none" fo:min-height="0.738cm" loext:decorative="false"/>
      <style:paragraph-properties style:writing-mode="lr-tb"/>
    </style:style>
    <style:style style:name="gr14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5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6" style:family="graphic" style:parent-style-name="standard">
      <style:graphic-properties draw:stroke="none" svg:stroke-color="#5eb91e" draw:fill="none" fo:min-height="0.738cm" loext:decorative="false"/>
      <style:paragraph-properties style:writing-mode="lr-tb"/>
    </style:style>
    <style:style style:name="gr17" style:family="graphic" style:parent-style-name="objectwithoutfill">
      <style:graphic-properties draw:stroke="solid" svg:stroke-width="0.212cm" svg:stroke-color="#a7074b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8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19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0" style:family="graphic" style:parent-style-name="standard">
      <style:graphic-properties draw:stroke="none" svg:stroke-color="#3465a4" draw:fill="none" fo:min-height="0.738cm" loext:decorative="false"/>
      <style:paragraph-properties style:writing-mode="lr-tb"/>
    </style:style>
    <style:style style:name="gr21" style:family="graphic" style:parent-style-name="objectwithoutfill">
      <style:graphic-properties svg:stroke-width="0.212cm" svg:stroke-color="#5eb91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2" style:family="graphic" style:parent-style-name="standard">
      <style:graphic-properties draw:stroke="none" svg:stroke-color="#f10d0c" draw:fill="none" fo:min-height="0.738cm" loext:decorative="false"/>
      <style:paragraph-properties style:writing-mode="lr-tb"/>
    </style:style>
    <style:style style:name="gr23" style:family="graphic" style:parent-style-name="objectwithoutfill">
      <style:graphic-properties draw:stroke="solid" svg:stroke-width="0.212cm" svg:stroke-color="#16825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4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5" style:family="graphic" style:parent-style-name="objectwithoutfill">
      <style:graphic-properties draw:stroke="solid" svg:stroke-width="0.212cm" svg:stroke-color="#8d1d75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6" style:family="graphic" style:parent-style-name="standard">
      <style:graphic-properties draw:stroke="none" svg:stroke-color="#f10d0c" draw:fill="none" fo:min-height="0.615cm" loext:decorative="false"/>
      <style:paragraph-properties style:writing-mode="lr-tb"/>
    </style:style>
    <style:style style:name="gr27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8" style:family="graphic" style:parent-style-name="objectwithoutfill">
      <style:graphic-properties svg:stroke-width="0.212cm" svg:stroke-color="#ed4c05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29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30" style:family="graphic" style:parent-style-name="objectwithoutfill">
      <style:graphic-properties svg:stroke-width="0.212cm" svg:stroke-color="#e8a202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1" style:family="graphic" style:parent-style-name="objectwithoutfill">
      <style:graphic-properties svg:stroke-width="0.212cm" svg:stroke-color="#168253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2" style:family="graphic" style:parent-style-name="standard">
      <style:graphic-properties draw:stroke="none" svg:stroke-color="#5eb91e" draw:fill="none" fo:min-height="0.42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1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1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1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1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color="#5eb91e" loext:opacity="100%" style:font-name="3270 Nerd Font1" fo:font-weight="bold"/>
    </style:style>
    <style:style style:name="P8" style:family="paragraph">
      <loext:graphic-properties draw:fill="none"/>
      <style:text-properties fo:color="#069a2e" loext:opacity="100%"/>
    </style:style>
    <style:style style:name="P9" style:family="paragraph">
      <loext:graphic-properties draw:fill="none"/>
      <style:text-properties fo:color="#ea7500" loext:opacity="100%"/>
    </style:style>
    <style:style style:name="P10" style:family="paragraph">
      <loext:graphic-properties draw:fill="none" draw:fill-color="#ffffff"/>
      <style:text-properties fo:color="#069a2e" loext:opacity="100%" style:font-name="3270 Nerd Font1" fo:font-weight="bold"/>
    </style:style>
    <style:style style:name="P11" style:family="paragraph">
      <loext:graphic-properties draw:fill="none" draw:fill-color="#ffffff"/>
      <style:text-properties fo:color="#ea7500" loext:opacity="100%" style:font-name="3270 Nerd Font1" fo:font-weight="bold"/>
    </style:style>
    <style:style style:name="P12" style:family="paragraph">
      <loext:graphic-properties draw:fill="none"/>
      <style:text-properties fo:color="#780373" loext:opacity="100%"/>
    </style:style>
    <style:style style:name="P13" style:family="paragraph">
      <loext:graphic-properties draw:fill="none"/>
      <style:text-properties fo:color="#5eb91e" loext:opacity="100%"/>
    </style:style>
    <style:style style:name="P14" style:family="paragraph">
      <loext:graphic-properties draw:fill="none"/>
      <style:text-properties fo:color="#a7074b" loext:opacity="100%"/>
    </style:style>
    <style:style style:name="P15" style:family="paragraph">
      <loext:graphic-properties draw:fill="none"/>
      <style:text-properties fo:color="#3465a4" loext:opacity="100%" fo:background-color="transparent"/>
    </style:style>
    <style:style style:name="P16" style:family="paragraph">
      <loext:graphic-properties draw:fill="none"/>
      <style:text-properties fo:color="#f10d0c" loext:opacity="100%" fo:background-color="transparent"/>
    </style:style>
    <style:style style:name="P17" style:family="paragraph">
      <loext:graphic-properties draw:fill="none"/>
      <style:text-properties fo:color="#168253" loext:opacity="100%" fo:background-color="transparent"/>
    </style:style>
    <style:style style:name="P18" style:family="paragraph">
      <loext:graphic-properties draw:fill="none"/>
      <style:text-properties fo:color="#ff860d" loext:opacity="100%" fo:background-color="transparent"/>
    </style:style>
    <style:style style:name="P19" style:family="paragraph">
      <loext:graphic-properties draw:fill="none"/>
      <style:text-properties fo:color="#ff5429" loext:opacity="100%" fo:background-color="transparent"/>
    </style:style>
    <style:style style:name="P20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21" style:family="paragraph">
      <loext:graphic-properties draw:fill="none"/>
      <style:text-properties fo:color="#3465a4" loext:opacity="100%" fo:font-size="15pt" fo:background-color="transparent"/>
    </style:style>
    <style:style style:name="P22" style:family="paragraph">
      <loext:graphic-properties draw:fill="none"/>
      <style:text-properties fo:color="#ed4c05" loext:opacity="100%" fo:font-size="15pt" fo:background-color="transparent"/>
    </style:style>
    <style:style style:name="P23" style:family="paragraph">
      <loext:graphic-properties draw:fill="none"/>
      <style:text-properties fo:color="#127622" loext:opacity="100%" fo:font-size="15pt" fo:background-color="transparent"/>
    </style:style>
    <style:style style:name="P24" style:family="paragraph">
      <loext:graphic-properties draw:fill="none"/>
      <style:text-properties fo:color="#e8a202" loext:opacity="100%" fo:font-size="15pt" fo:background-color="transparent"/>
    </style:style>
    <style:style style:name="P25" style:family="paragraph">
      <style:text-properties fo:color="#168253" loext:opacity="100%" fo:font-size="15pt"/>
    </style:style>
    <style:style style:name="P26" style:family="paragraph">
      <loext:graphic-properties draw:fill="none"/>
      <style:text-properties fo:color="#168253" loext:opacity="100%" fo:font-size="15pt"/>
    </style:style>
    <style:style style:name="T1" style:family="text">
      <style:text-properties fo:color="#111111" loext:opacity="100%" style:font-name="Hack Nerd Font Mono1" fo:font-size="10pt" style:font-size-asian="12pt" style:font-size-complex="12pt"/>
    </style:style>
    <style:style style:name="T2" style:family="text">
      <style:text-properties fo:color="#3465a4" loext:opacity="100%" style:font-name="3270 Nerd Font1" fo:font-weight="bold"/>
    </style:style>
    <style:style style:name="T3" style:family="text">
      <style:text-properties fo:color="#f10d0c" loext:opacity="100%" style:font-name="3270 Nerd Font1" fo:font-weight="bold"/>
    </style:style>
    <style:style style:name="T4" style:family="text">
      <style:text-properties fo:color="#5eb91e" loext:opacity="100%" style:font-name="3270 Nerd Font1" fo:font-weight="bold"/>
    </style:style>
    <style:style style:name="T5" style:family="text">
      <style:text-properties fo:color="#069a2e" loext:opacity="100%" style:font-name="3270 Nerd Font1" fo:font-weight="bold"/>
    </style:style>
    <style:style style:name="T6" style:family="text">
      <style:text-properties fo:color="#ea7500" loext:opacity="100%" style:font-name="3270 Nerd Font1" fo:font-weight="bold"/>
    </style:style>
    <style:style style:name="T7" style:family="text">
      <style:text-properties fo:color="#780373" loext:opacity="100%" style:font-name="3270 Nerd Font1" fo:font-weight="bold"/>
    </style:style>
    <style:style style:name="T8" style:family="text">
      <style:text-properties fo:color="#a7074b" loext:opacity="100%" style:font-name="3270 Nerd Font1" fo:font-weight="bold"/>
    </style:style>
    <style:style style:name="T9" style:family="text">
      <style:text-properties fo:color="#3465a4" loext:opacity="100%" style:font-name="3270 Nerd Font1" fo:font-weight="bold" fo:background-color="transparent"/>
    </style:style>
    <style:style style:name="T10" style:family="text">
      <style:text-properties fo:color="#f10d0c" loext:opacity="100%" style:font-name="3270 Nerd Font1" fo:font-weight="bold" fo:background-color="transparent"/>
    </style:style>
    <style:style style:name="T11" style:family="text">
      <style:text-properties fo:color="#168253" loext:opacity="100%" style:font-name="3270 Nerd Font1" fo:font-weight="bold" fo:background-color="transparent"/>
    </style:style>
    <style:style style:name="T12" style:family="text">
      <style:text-properties fo:color="#ff5429" loext:opacity="100%" style:font-name="3270 Nerd Font1" fo:font-weight="bold" fo:background-color="transparent"/>
    </style:style>
    <style:style style:name="T13" style:family="text">
      <style:text-properties fo:color="#8d1d75" loext:opacity="100%" style:font-name="3270 Nerd Font1" fo:font-size="15pt" fo:font-weight="bold" fo:background-color="transparent" style:font-size-asian="15pt" style:font-size-complex="15pt"/>
    </style:style>
    <style:style style:name="T14" style:family="text">
      <style:text-properties fo:color="#3465a4" loext:opacity="100%" style:font-name="3270 Nerd Font1" fo:font-size="15pt" fo:font-weight="bold" fo:background-color="transparent"/>
    </style:style>
    <style:style style:name="T15" style:family="text">
      <style:text-properties fo:color="#ed4c05" loext:opacity="100%" style:font-name="3270 Nerd Font1" fo:font-size="15pt" fo:font-weight="bold" fo:background-color="transparent"/>
    </style:style>
    <style:style style:name="T16" style:family="text">
      <style:text-properties fo:color="#127622" loext:opacity="100%" style:font-name="3270 Nerd Font1" fo:font-size="15pt" fo:font-weight="bold" fo:background-color="transparent"/>
    </style:style>
    <style:style style:name="T17" style:family="text">
      <style:text-properties fo:color="#e8a202" loext:opacity="100%" style:font-name="3270 Nerd Font1" fo:font-size="15pt" fo:font-weight="bold" fo:background-color="transparent"/>
    </style:style>
    <style:style style:name="T18" style:family="text">
      <style:text-properties style:font-name="3270 Nerd Font1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1.5cm" svg:height="1.725cm" svg:x="2.85cm" svg:y="0.825cm">
          <draw:text-box>
            <text:p><text:span text:style-name="T2">[]</text:span></text:p>
          </draw:text-box>
        </draw:frame>
        <draw:frame draw:style-name="gr4" draw:text-style-name="P5" draw:layer="layout" svg:width="1.65cm" svg:height="1.725cm" svg:x="2.775cm" svg:y="4.35cm">
          <draw:text-box>
            <text:p><text:span text:style-name="T3">{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81cm" svg:y1="3.492cm" svg:x2="4.762cm" svg:y2="4.445cm">
          <text:p/>
        </draw:line>
        <draw:line draw:style-name="gr8" draw:text-style-name="P6" draw:layer="layout" svg:x1="3.525cm" svg:y1="3.075cm" svg:x2="2.325cm" svg:y2="2.1cm">
          <text:p/>
        </draw:line>
        <draw:frame draw:style-name="gr9" draw:text-style-name="P7" draw:layer="layout" svg:width="0.9cm" svg:height="0.988cm" svg:x="1.5cm" svg:y="1.68cm">
          <draw:text-box>
            <text:p><text:span text:style-name="T4">\</text:span></text:p>
          </draw:text-box>
        </draw:frame>
        <draw:line draw:style-name="gr10" draw:text-style-name="P8" draw:layer="layout" svg:x1="3.825cm" svg:y1="8.4cm" svg:x2="4.875cm" svg:y2="8.775cm">
          <text:p/>
        </draw:line>
        <draw:line draw:style-name="gr11" draw:text-style-name="P9" draw:layer="layout" svg:x1="3.375cm" svg:y1="8.4cm" svg:x2="2.325cm" svg:y2="8.7cm">
          <text:p/>
        </draw:line>
        <draw:line draw:style-name="gr10" draw:text-style-name="P8" draw:layer="layout" svg:x1="3.825cm" svg:y1="9.675cm" svg:x2="4.875cm" svg:y2="10.05cm">
          <text:p/>
        </draw:line>
        <draw:line draw:style-name="gr11" draw:text-style-name="P9" draw:layer="layout" svg:x1="3.375cm" svg:y1="9.675cm" svg:x2="2.325cm" svg:y2="9.975cm">
          <text:p/>
        </draw:line>
        <draw:line draw:style-name="gr10" draw:text-style-name="P8" draw:layer="layout" svg:x1="3.825cm" svg:y1="10.95cm" svg:x2="4.875cm" svg:y2="11.325cm">
          <text:p/>
        </draw:line>
        <draw:line draw:style-name="gr11" draw:text-style-name="P9" draw:layer="layout" svg:x1="3.375cm" svg:y1="10.95cm" svg:x2="2.325cm" svg:y2="11.25cm">
          <text:p/>
        </draw:line>
        <draw:frame draw:style-name="gr9" draw:text-style-name="P10" draw:layer="layout" svg:width="0.9cm" svg:height="0.988cm" svg:x="4.725cm" svg:y="8.055cm">
          <draw:text-box>
            <text:p><text:span text:style-name="T5">$</text:span></text:p>
          </draw:text-box>
        </draw:frame>
        <draw:frame draw:style-name="gr12" draw:text-style-name="P11" draw:layer="layout" svg:width="0.9cm" svg:height="0.988cm" svg:x="1.575cm" svg:y="8.1cm">
          <draw:text-box>
            <text:p><text:span text:style-name="T6">^</text:span></text:p>
          </draw:text-box>
        </draw:frame>
        <draw:frame draw:style-name="gr9" draw:text-style-name="P10" draw:layer="layout" svg:width="0.9cm" svg:height="0.988cm" svg:x="4.725cm" svg:y="9.3cm">
          <draw:text-box>
            <text:p><text:span text:style-name="T5">&amp;</text:span></text:p>
          </draw:text-box>
        </draw:frame>
        <draw:frame draw:style-name="gr9" draw:text-style-name="P10" draw:layer="layout" svg:width="0.9cm" svg:height="0.988cm" svg:x="4.725cm" svg:y="10.65cm">
          <draw:text-box>
            <text:p><text:span text:style-name="T5">@</text:span></text:p>
          </draw:text-box>
        </draw:frame>
        <draw:frame draw:style-name="gr12" draw:text-style-name="P11" draw:layer="layout" svg:width="0.9cm" svg:height="0.988cm" svg:x="1.575cm" svg:y="9.375cm">
          <draw:text-box>
            <text:p><text:span text:style-name="T6">|</text:span></text:p>
          </draw:text-box>
        </draw:frame>
        <draw:frame draw:style-name="gr13" draw:text-style-name="P9" draw:layer="layout" svg:width="0.545cm" svg:height="0.988cm" svg:x="1.725cm" svg:y="10.575cm">
          <draw:text-box>
            <text:p><text:span text:style-name="T6">€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92cm" svg:y1="3.492cm" svg:x2="2.54cm" svg:y2="4.445cm">
          <text:p/>
        </draw:line>
        <draw:path draw:style-name="gr14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5" draw:text-style-name="P8" draw:layer="layout" svg:x1="2.325cm" svg:y1="15.3cm" svg:x2="4.65cm" svg:y2="16.35cm">
          <text:p/>
        </draw:line>
        <draw:line draw:style-name="gr15" draw:text-style-name="P8" draw:layer="layout" svg:x1="2.325cm" svg:y1="16.575cm" svg:x2="4.575cm" svg:y2="16.575cm">
          <text:p/>
        </draw:line>
        <draw:line draw:style-name="gr15" draw:text-style-name="P8" draw:layer="layout" svg:x1="1.05cm" svg:y1="17.4cm" svg:x2="4.575cm" svg:y2="16.8cm">
          <text:p/>
        </draw:line>
        <draw:line draw:style-name="gr15" draw:text-style-name="P8" draw:layer="layout" svg:x1="2.325cm" svg:y1="17.85cm" svg:x2="4.65cm" svg:y2="17.025cm">
          <text:p/>
        </draw:line>
        <draw:frame draw:style-name="gr13" draw:text-style-name="P12" draw:layer="layout" svg:width="0.545cm" svg:height="0.988cm" svg:x="1.705cm" svg:y="14.579cm">
          <draw:text-box>
            <text:p><text:span text:style-name="T7">%</text:span></text:p>
          </draw:text-box>
        </draw:frame>
        <draw:frame draw:style-name="gr13" draw:text-style-name="P12" draw:layer="layout" svg:width="0.545cm" svg:height="0.988cm" svg:x="1.65cm" svg:y="16.304cm">
          <draw:text-box>
            <text:p><text:span text:style-name="T7">~</text:span></text:p>
          </draw:text-box>
        </draw:frame>
        <draw:frame draw:style-name="gr13" draw:text-style-name="P12" draw:layer="layout" svg:width="0.545cm" svg:height="0.988cm" svg:x="0.375cm" svg:y="17.129cm">
          <draw:text-box>
            <text:p><text:span text:style-name="T7">“</text:span></text:p>
          </draw:text-box>
        </draw:frame>
        <draw:frame draw:style-name="gr13" draw:text-style-name="P12" draw:layer="layout" svg:width="0.545cm" svg:height="0.988cm" svg:x="1.705cm" svg:y="17.625cm">
          <draw:text-box>
            <text:p><text:span text:style-name="T7">#</text:span></text:p>
          </draw:text-box>
        </draw:frame>
        <draw:line draw:style-name="gr8" draw:text-style-name="P13" draw:layer="layout" svg:x1="1.05cm" svg:y1="43.9cm" svg:x2="7.275cm" svg:y2="46.15cm">
          <text:p/>
        </draw:line>
        <draw:line draw:style-name="gr8" draw:text-style-name="P13" draw:layer="layout" svg:x1="2.325cm" svg:y1="43.075cm" svg:x2="7.35cm" svg:y2="45.925cm">
          <text:p/>
        </draw:line>
        <draw:line draw:style-name="gr8" draw:text-style-name="P13" draw:layer="layout" svg:x1="4.875cm" svg:y1="43.15cm" svg:x2="7.575cm" svg:y2="45.475cm">
          <text:p/>
        </draw:line>
        <draw:line draw:style-name="gr8" draw:text-style-name="P13" draw:layer="layout" svg:x1="3.6cm" svg:y1="42.775cm" svg:x2="7.425cm" svg:y2="45.7cm">
          <text:p/>
        </draw:line>
        <draw:frame draw:style-name="gr16" draw:text-style-name="P13" draw:layer="layout" svg:width="0.545cm" svg:height="0.988cm" svg:x="0.43cm" svg:y="43.15cm">
          <draw:text-box>
            <text:p><text:span text:style-name="T4">Æ</text:span></text:p>
          </draw:text-box>
        </draw:frame>
        <draw:frame draw:style-name="gr16" draw:text-style-name="P13" draw:layer="layout" svg:width="0.545cm" svg:height="0.988cm" svg:x="1.705cm" svg:y="42.4cm">
          <draw:text-box>
            <text:p><text:span text:style-name="T4">Ï</text:span></text:p>
          </draw:text-box>
        </draw:frame>
        <draw:frame draw:style-name="gr16" draw:text-style-name="P13" draw:layer="layout" svg:width="0.545cm" svg:height="0.988cm" svg:x="2.98cm" svg:y="42.1cm">
          <draw:text-box>
            <text:p><text:span text:style-name="T4">Ë</text:span></text:p>
          </draw:text-box>
        </draw:frame>
        <draw:frame draw:style-name="gr16" draw:text-style-name="P13" draw:layer="layout" svg:width="0.545cm" svg:height="0.988cm" svg:x="2.98cm" svg:y="40.779cm">
          <draw:text-box>
            <text:p><text:span text:style-name="T4">Œ</text:span></text:p>
          </draw:text-box>
        </draw:frame>
        <draw:frame draw:style-name="gr16" draw:text-style-name="P13" draw:layer="layout" svg:width="0.545cm" svg:height="0.988cm" svg:x="4.2cm" svg:y="42.504cm">
          <draw:text-box>
            <text:p><text:span text:style-name="T4">Ü</text:span></text:p>
          </draw:text-box>
        </draw:frame>
        <draw:line draw:style-name="gr17" draw:text-style-name="P8" draw:layer="layout" svg:x1="1.05cm" svg:y1="37.346cm" svg:x2="6.075cm" svg:y2="39.325cm">
          <text:p/>
        </draw:line>
        <draw:line draw:style-name="gr17" draw:text-style-name="P8" draw:layer="layout" svg:x1="4.875cm" svg:y1="36.596cm" svg:x2="6.45cm" svg:y2="39.025cm">
          <text:p/>
        </draw:line>
        <draw:line draw:style-name="gr17" draw:text-style-name="P8" draw:layer="layout" svg:x1="3.6cm" svg:y1="36.221cm" svg:x2="6.225cm" svg:y2="39.1cm">
          <text:p/>
        </draw:line>
        <draw:frame draw:style-name="gr13" draw:text-style-name="P14" draw:layer="layout" svg:width="0.545cm" svg:height="0.988cm" svg:x="0.43cm" svg:y="36.654cm">
          <draw:text-box>
            <text:p><text:span text:style-name="T8">À</text:span></text:p>
          </draw:text-box>
        </draw:frame>
        <draw:frame draw:style-name="gr18" draw:text-style-name="P6" draw:layer="layout" svg:width="0.545cm" svg:height="0.988cm" svg:x="2.98cm" svg:y="35.546cm">
          <draw:text-box>
            <text:p><text:span text:style-name="T8">È</text:span></text:p>
          </draw:text-box>
        </draw:frame>
        <draw:frame draw:style-name="gr18" draw:text-style-name="P6" draw:layer="layout" svg:width="0.545cm" svg:height="0.988cm" svg:x="4.275cm" svg:y="35.904cm">
          <draw:text-box>
            <text:p><text:span text:style-name="T8">Ù</text:span></text:p>
          </draw:text-box>
        </draw:frame>
        <draw:line draw:style-name="gr19" draw:text-style-name="P15" draw:layer="layout" svg:x1="1.07cm" svg:y1="30.7cm" svg:x2="4.745cm" svg:y2="32.875cm">
          <text:p/>
        </draw:line>
        <draw:line draw:style-name="gr19" draw:text-style-name="P15" draw:layer="layout" svg:x1="2.345cm" svg:y1="29.875cm" svg:x2="4.82cm" svg:y2="32.65cm">
          <text:p/>
        </draw:line>
        <draw:line draw:style-name="gr19" draw:text-style-name="P15" draw:layer="layout" svg:x1="3.62cm" svg:y1="28.3cm" svg:x2="5.195cm" svg:y2="32.425cm">
          <text:p/>
        </draw:line>
        <draw:line draw:style-name="gr19" draw:text-style-name="P15" draw:layer="layout" svg:x1="4.895cm" svg:y1="29.95cm" svg:x2="5.42cm" svg:y2="32.425cm">
          <text:p/>
        </draw:line>
        <draw:line draw:style-name="gr19" draw:text-style-name="P15" draw:layer="layout" svg:x1="3.62cm" svg:y1="29.575cm" svg:x2="4.97cm" svg:y2="32.5cm">
          <text:p/>
        </draw:line>
        <draw:frame draw:style-name="gr20" draw:text-style-name="P15" draw:layer="layout" svg:width="0.545cm" svg:height="0.988cm" svg:x="0.375cm" svg:y="30.1cm">
          <draw:text-box>
            <text:p><text:span text:style-name="T9">Â</text:span></text:p>
          </draw:text-box>
        </draw:frame>
        <draw:frame draw:style-name="gr20" draw:text-style-name="P15" draw:layer="layout" svg:width="0.545cm" svg:height="0.988cm" svg:x="1.705cm" svg:y="29.229cm">
          <draw:text-box>
            <text:p><text:span text:style-name="T9">Î</text:span></text:p>
          </draw:text-box>
        </draw:frame>
        <draw:frame draw:style-name="gr20" draw:text-style-name="P15" draw:layer="layout" svg:width="0.545cm" svg:height="0.988cm" svg:x="2.98cm" svg:y="28.929cm">
          <draw:text-box>
            <text:p><text:span text:style-name="T9">Ê</text:span></text:p>
          </draw:text-box>
        </draw:frame>
        <draw:frame draw:style-name="gr20" draw:text-style-name="P15" draw:layer="layout" svg:width="0.545cm" svg:height="0.988cm" svg:x="2.98cm" svg:y="27.654cm">
          <draw:text-box>
            <text:p><text:span text:style-name="T9">Ô</text:span></text:p>
          </draw:text-box>
        </draw:frame>
        <draw:frame draw:style-name="gr20" draw:text-style-name="P15" draw:layer="layout" svg:width="0.545cm" svg:height="0.988cm" svg:x="4.95cm" svg:y="29.304cm">
          <draw:text-box>
            <text:p><text:span text:style-name="T9">Û</text:span></text:p>
          </draw:text-box>
        </draw:frame>
        <draw:path draw:style-name="gr21" draw:text-style-name="P13" draw:layer="layout" svg:width="5.694cm" svg:height="1.026cm" draw:transform="rotate (-0.561123354516177) translate (3.6cm 41.5cm)" svg:viewBox="0 0 5695 1027" svg:d="M0 0c3101 0 5695 1027 5695 1027">
          <text:p/>
        </draw:path>
        <draw:frame draw:style-name="gr4" draw:text-style-name="P4" draw:layer="layout" svg:width="1.575cm" svg:height="1.725cm" svg:x="13.35cm" svg:y="0.9cm">
          <draw:text-box>
            <text:p><text:span text:style-name="T2">()</text:span></text:p>
          </draw:text-box>
        </draw:frame>
        <draw:frame draw:style-name="gr4" draw:text-style-name="P5" draw:layer="layout" svg:width="1.725cm" svg:height="1.725cm" svg:x="13.2cm" svg:y="4.275cm">
          <draw:text-box>
            <text:p><text:span text:style-name="T3">&lt;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8" draw:text-style-name="P6" draw:layer="layout" svg:x1="14.175cm" svg:y1="2.924cm" svg:x2="15.375cm" svg:y2="1.949cm">
          <text:p/>
        </draw:line>
        <draw:frame draw:style-name="gr9" draw:text-style-name="P7" draw:layer="layout" svg:width="0.9cm" svg:height="0.988cm" svg:x="15.225cm" svg:y="1.65cm">
          <draw:text-box>
            <text:p><text:span text:style-name="T4">/</text:span></text:p>
          </draw:text-box>
        </draw:frame>
        <draw:line draw:style-name="gr10" draw:text-style-name="P8" draw:layer="layout" svg:x1="13.875cm" svg:y1="8.4cm" svg:x2="12.825cm" svg:y2="8.775cm">
          <text:p/>
        </draw:line>
        <draw:line draw:style-name="gr11" draw:text-style-name="P9" draw:layer="layout" svg:x1="14.325cm" svg:y1="8.4cm" svg:x2="15.375cm" svg:y2="8.7cm">
          <text:p/>
        </draw:line>
        <draw:line draw:style-name="gr10" draw:text-style-name="P8" draw:layer="layout" svg:x1="13.875cm" svg:y1="9.675cm" svg:x2="12.825cm" svg:y2="10.05cm">
          <text:p/>
        </draw:line>
        <draw:line draw:style-name="gr11" draw:text-style-name="P9" draw:layer="layout" svg:x1="14.325cm" svg:y1="9.675cm" svg:x2="15.375cm" svg:y2="9.975cm">
          <text:p/>
        </draw:line>
        <draw:line draw:style-name="gr10" draw:text-style-name="P8" draw:layer="layout" svg:x1="13.875cm" svg:y1="10.95cm" svg:x2="12.825cm" svg:y2="11.325cm">
          <text:p/>
        </draw:line>
        <draw:line draw:style-name="gr11" draw:text-style-name="P9" draw:layer="layout" svg:x1="14.325cm" svg:y1="10.95cm" svg:x2="15.375cm" svg:y2="11.25cm">
          <text:p/>
        </draw:line>
        <draw:frame draw:style-name="gr9" draw:text-style-name="P10" draw:layer="layout" svg:width="0.9cm" svg:height="0.988cm" svg:x="12.075cm" svg:y="8.1cm">
          <draw:text-box>
            <text:p><text:span text:style-name="T5">?</text:span></text:p>
          </draw:text-box>
        </draw:frame>
        <draw:frame draw:style-name="gr12" draw:text-style-name="P11" draw:layer="layout" svg:width="0.9cm" svg:height="0.988cm" svg:x="15.225cm" svg:y="7.98cm">
          <draw:text-box>
            <text:p><text:span text:style-name="T6">!</text:span></text:p>
          </draw:text-box>
        </draw:frame>
        <draw:frame draw:style-name="gr9" draw:text-style-name="P10" draw:layer="layout" svg:width="0.9cm" svg:height="0.988cm" svg:x="12.075cm" svg:y="9.33cm">
          <draw:text-box>
            <text:p><text:span text:style-name="T5">*</text:span></text:p>
          </draw:text-box>
        </draw:frame>
        <draw:frame draw:style-name="gr9" draw:text-style-name="P10" draw:layer="layout" svg:width="0.9cm" svg:height="0.988cm" svg:x="12.075cm" svg:y="10.5cm">
          <draw:text-box>
            <text:p><text:span text:style-name="T5">:</text:span></text:p>
          </draw:text-box>
        </draw:frame>
        <draw:frame draw:style-name="gr12" draw:text-style-name="P11" draw:layer="layout" svg:width="0.9cm" svg:height="0.988cm" svg:x="15.225cm" svg:y="9.03cm">
          <draw:text-box>
            <text:p><text:span text:style-name="T6">_</text:span></text:p>
          </draw:text-box>
        </draw:frame>
        <draw:frame draw:style-name="gr13" draw:text-style-name="P9" draw:layer="layout" svg:width="0.545cm" svg:height="0.988cm" svg:x="15.43cm" svg:y="10.425cm">
          <draw:text-box>
            <text:p><text:span text:style-name="T6">;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path draw:style-name="gr14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5" draw:text-style-name="P8" draw:layer="layout" svg:x1="15.375cm" svg:y1="15.225cm" svg:x2="13.05cm" svg:y2="16.275cm">
          <text:p/>
        </draw:line>
        <draw:line draw:style-name="gr15" draw:text-style-name="P8" draw:layer="layout" svg:x1="15.375cm" svg:y1="16.5cm" svg:x2="13.125cm" svg:y2="16.5cm">
          <text:p/>
        </draw:line>
        <draw:line draw:style-name="gr15" draw:text-style-name="P8" draw:layer="layout" svg:x1="16.65cm" svg:y1="17.325cm" svg:x2="13.125cm" svg:y2="16.725cm">
          <text:p/>
        </draw:line>
        <draw:line draw:style-name="gr15" draw:text-style-name="P8" draw:layer="layout" svg:x1="15.375cm" svg:y1="17.775cm" svg:x2="13.05cm" svg:y2="16.95cm">
          <text:p/>
        </draw:line>
        <draw:frame draw:style-name="gr13" draw:text-style-name="P12" draw:layer="layout" svg:width="0.545cm" svg:height="0.988cm" svg:x="15.45cm" svg:y="14.504cm">
          <draw:text-box>
            <text:p><text:span text:style-name="T7">+</text:span></text:p>
          </draw:text-box>
        </draw:frame>
        <draw:frame draw:style-name="gr13" draw:text-style-name="P12" draw:layer="layout" svg:width="0.545cm" svg:height="0.988cm" svg:x="16.78cm" svg:y="17.025cm">
          <draw:text-box>
            <text:p><text:span text:style-name="T7">‘</text:span></text:p>
          </draw:text-box>
        </draw:frame>
        <draw:frame draw:style-name="gr13" draw:text-style-name="P12" draw:layer="layout" svg:width="0.545cm" svg:height="0.988cm" svg:x="15.45cm" svg:y="17.625cm">
          <draw:text-box>
            <text:p><text:span text:style-name="T7">=</text:span></text:p>
          </draw:text-box>
        </draw:frame>
        <draw:frame draw:style-name="gr13" draw:text-style-name="P12" draw:layer="layout" svg:width="0.545cm" svg:height="0.988cm" svg:x="15.375cm" svg:y="15.75cm">
          <draw:text-box>
            <text:p><text:span text:style-name="T7">-</text:span></text:p>
          </draw:text-box>
        </draw:frame>
        <draw:line draw:style-name="gr7" draw:text-style-name="P16" draw:layer="layout" svg:x1="12.7cm" svg:y1="37.782cm" svg:x2="12.382cm" svg:y2="39.37cm">
          <text:p/>
        </draw:line>
        <draw:frame draw:style-name="gr22" draw:text-style-name="P16" draw:layer="layout" svg:width="0.545cm" svg:height="0.988cm" svg:x="12.79cm" svg:y="37.147cm">
          <draw:text-box>
            <text:p><text:span text:style-name="T10">Ç</text:span></text:p>
          </draw:text-box>
        </draw:frame>
        <draw:line draw:style-name="gr23" draw:text-style-name="P17" draw:layer="layout" svg:x1="3.492cm" svg:y1="22.874cm" svg:x2="3.492cm" svg:y2="21.59cm">
          <text:p/>
        </draw:line>
        <draw:frame draw:style-name="gr22" draw:text-style-name="P17" draw:layer="layout" svg:width="0.545cm" svg:height="0.988cm" svg:x="3.28cm" svg:y="20.437cm">
          <draw:text-box>
            <text:p><text:span text:style-name="T11">É</text:span></text:p>
          </draw:text-box>
        </draw:frame>
        <draw:g draw:style-name="gr1">
          <draw:custom-shape draw:style-name="gr2" draw:text-style-name="P1" draw:layer="layout" svg:width="1.2cm" svg:height="1.2cm" svg:x="5.5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1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1.9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4" draw:text-style-name="P18" draw:layer="layout" svg:x1="6.35cm" svg:y1="50.077cm" svg:x2="6.35cm" svg:y2="48.577cm">
          <text:p/>
        </draw:line>
        <draw:line draw:style-name="gr24" draw:text-style-name="P18" draw:layer="layout" svg:x1="11.43cm" svg:y1="50.077cm" svg:x2="11.43cm" svg:y2="48.577cm">
          <text:p/>
        </draw:line>
        <draw:line draw:style-name="gr24" draw:text-style-name="P18" draw:layer="layout" svg:x1="11.43cm" svg:y1="48.577cm" svg:x2="6.35cm" svg:y2="48.577cm">
          <text:p/>
        </draw:line>
        <draw:frame draw:style-name="gr22" draw:text-style-name="P19" draw:layer="layout" svg:width="2.223cm" svg:height="0.988cm" svg:x="7.752cm" svg:y="47.652cm">
          <draw:text-box>
            <text:p><text:span text:style-name="T12">Boot</text:span></text:p>
          </draw:text-box>
        </draw:frame>
        <draw:line draw:style-name="gr7" draw:text-style-name="P6" draw:layer="layout" svg:x1="14.288cm" svg:y1="3.492cm" svg:x2="15.24cm" svg:y2="4.445cm">
          <text:p/>
        </draw:line>
        <draw:line draw:style-name="gr7" draw:text-style-name="P6" draw:layer="layout" svg:x1="13.97cm" svg:y1="3.492cm" svg:x2="13.018cm" svg:y2="4.445cm">
          <text:p/>
        </draw:line>
        <draw:line draw:style-name="gr7" draw:text-style-name="P17" draw:layer="layout" svg:x1="13.97cm" svg:y1="24.13cm" svg:x2="13.017cm" svg:y2="23.495cm">
          <text:p/>
        </draw:line>
        <draw:frame draw:style-name="gr22" draw:text-style-name="P16" draw:layer="layout" svg:width="0.545cm" svg:height="0.988cm" svg:x="12.155cm" svg:y="23.177cm">
          <draw:text-box>
            <text:p><text:span text:style-name="T10">`</text:span></text:p>
          </draw:text-box>
        </draw:frame>
        <draw:line draw:style-name="gr25" draw:text-style-name="P13" draw:layer="layout" svg:x1="11.112cm" svg:y1="52.07cm" svg:x2="12.382cm" svg:y2="49.847cm">
          <text:p/>
        </draw:line>
        <draw:line draw:style-name="gr25" draw:text-style-name="P13" draw:layer="layout" svg:x1="11.43cm" svg:y1="52.07cm" svg:x2="12.7cm" svg:y2="50.8cm">
          <text:p/>
        </draw:line>
        <draw:frame draw:style-name="gr26" draw:text-style-name="P20" draw:layer="layout" svg:width="1.27cm" svg:height="0.865cm" svg:x="12.065cm" svg:y="48.982cm">
          <draw:text-box>
            <text:p><text:span text:style-name="T13">CW</text:span></text:p>
          </draw:text-box>
        </draw:frame>
        <draw:frame draw:style-name="gr26" draw:text-style-name="P20" draw:layer="layout" svg:width="1.27cm" svg:height="0.865cm" svg:x="12.382cm" svg:y="49.847cm">
          <draw:text-box>
            <text:p><text:span text:style-name="T13">CAP</text:span></text:p>
          </draw:text-box>
        </draw:frame>
        <draw:path draw:style-name="gr27" draw:text-style-name="P13" draw:layer="layout" svg:width="6.323cm" svg:height="0.853cm" draw:transform="skewX (0.422718744833027) rotate (-0.370707933123596) translate (1.27000007960371cm 49.2119999216643cm)" svg:viewBox="0 0 6324 854" svg:d="M0 0c3444 0 6324 854 6324 854">
          <text:p/>
        </draw:path>
        <draw:frame draw:style-name="gr26" draw:text-style-name="P21" draw:layer="layout" svg:width="2.858cm" svg:height="0.865cm" svg:x="1.905cm" svg:y="50.8cm">
          <draw:text-box>
            <text:p><text:span text:style-name="T14">Ctl+Sft</text:span></text:p>
          </draw:text-box>
        </draw:frame>
        <draw:path draw:style-name="gr27" draw:text-style-name="P13" draw:layer="layout" svg:width="7.572cm" svg:height="0.932cm" draw:transform="skewX (0.522027979271504) rotate (-0.331787090804122) translate (1.27100009927314cm 48.8959999134595cm)" svg:viewBox="0 0 7573 933" svg:d="M0 0c4124 0 7573 933 7573 933">
          <text:p/>
        </draw:path>
        <draw:frame draw:style-name="gr26" draw:text-style-name="P21" draw:layer="layout" svg:width="2.858cm" svg:height="0.865cm" svg:x="2.54cm" svg:y="48.665cm">
          <draw:text-box>
            <text:p><text:span text:style-name="T14">Alt+Sft</text:span></text:p>
          </draw:text-box>
        </draw:frame>
        <draw:line draw:style-name="gr19" draw:text-style-name="P13" draw:layer="layout" svg:x1="6.35cm" svg:y1="52.705cm" svg:x2="7.882cm" svg:y2="52.705cm">
          <text:p/>
        </draw:line>
        <draw:frame draw:style-name="gr26" draw:text-style-name="P21" draw:layer="layout" svg:width="2.858cm" svg:height="0.865cm" svg:x="5.714cm" svg:y="53.022cm">
          <draw:text-box>
            <text:p><text:span text:style-name="T14">Sft</text:span></text:p>
          </draw:text-box>
        </draw:frame>
        <draw:g draw:style-name="gr1">
          <draw:custom-shape draw:style-name="gr2" draw:text-style-name="P1" draw:layer="layout" svg:width="1.2cm" svg:height="1.2cm" svg:x="5.5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8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8.5cm">
            <text:p/>
            <draw:enhanced-geometry svg:viewBox="0 0 21600 21600" draw:mirror-horizontal="true" draw:type="rectangle" draw:enhanced-path="M 0 0 L 21600 0 21600 21600 0 21600 0 0 Z N"/>
          </draw:custom-shape>
        </draw:g>
        <draw:path draw:style-name="gr28" draw:text-style-name="P6" draw:layer="layout" svg:width="4.542cm" svg:height="2.271cm" draw:transform="rotate (-0.463733982254894) translate (7.36635104364198cm 57.3397367646417cm)" svg:viewBox="0 0 4543 2272" svg:d="M0 2272c2840 0 4543-2272 4543-2272">
          <text:p/>
        </draw:path>
        <draw:path draw:style-name="gr29" draw:text-style-name="P6" draw:layer="layout" svg:width="6.426cm" svg:height="2.408cm" draw:transform="skewX (0.321315115292156) rotate (-0.321664181142555) translate (6.60232402498365cm 57.9750265204996cm)" svg:viewBox="0 0 6427 2409" svg:d="M0 2409c4016 0 6427-2409 6427-2409">
          <text:p/>
        </draw:path>
        <draw:frame draw:style-name="gr26" draw:text-style-name="P22" draw:layer="layout" svg:width="2.858cm" svg:height="0.865cm" svg:x="7.302cm" svg:y="58.737cm">
          <draw:text-box>
            <text:p><text:span text:style-name="T15">Leader</text:span></text:p>
          </draw:text-box>
        </draw:frame>
        <draw:frame draw:style-name="gr26" draw:text-style-name="P23" draw:layer="layout" svg:width="2.858cm" svg:height="0.865cm" svg:x="7.302cm" svg:y="60.73cm">
          <draw:text-box>
            <text:p><text:span text:style-name="T16">Adjust</text:span></text:p>
          </draw:text-box>
        </draw:frame>
        <draw:path draw:style-name="gr30" draw:text-style-name="P13" draw:layer="layout" svg:width="3.46cm" svg:height="0.611cm" draw:transform="skewX (-0.792903079181024) rotate (-1.02730079772386) translate (5.08000012564745cm 21.9069994738095cm)" svg:viewBox="0 0 3461 612" svg:d="M0 0c1884-1 3461 612 3461 612">
          <text:p/>
        </draw:path>
        <draw:path draw:style-name="gr31" draw:text-style-name="P13" draw:layer="layout" svg:width="4.3cm" svg:height="0.853cm" draw:transform="skewX (-0.502480291649168) rotate (2.29964582242773) translate (6.34999986870356cm 25.7170003718005cm)" svg:viewBox="0 0 4301 854" svg:d="M0 0c2342-1 4301 854 4301 854">
          <text:p/>
        </draw:path>
        <draw:path draw:style-name="gr30" draw:text-style-name="P13" draw:layer="layout" svg:width="5.362cm" svg:height="1.026cm" draw:transform="skewX (-0.154636171726698) rotate (2.50000962055668) translate (6.0319996266605cm 26.0350007051156cm)" svg:viewBox="0 0 5363 1027" svg:d="M0 0c2920-1 5363 1027 5363 1027">
          <text:p/>
        </draw:path>
        <draw:frame draw:style-name="gr26" draw:text-style-name="P24" draw:layer="layout" svg:width="1.905cm" svg:height="0.865cm" svg:x="5.08cm" svg:y="21.042cm">
          <draw:text-box>
            <text:p><text:span text:style-name="T17">TAB</text:span></text:p>
          </draw:text-box>
        </draw:frame>
        <draw:frame draw:style-name="gr26" draw:text-style-name="P24" draw:layer="layout" svg:width="1.905cm" svg:height="0.865cm" svg:x="0.635cm" svg:y="20.637cm">
          <draw:text-box>
            <text:p><text:span text:style-name="T17">STAB</text:span></text:p>
          </draw:text-box>
        </draw:frame>
        <draw:path draw:style-name="gr31" draw:text-style-name="P13" draw:layer="layout" svg:width="5.795cm" svg:height="1.107cm" draw:transform="skewX (0.149923782746313) rotate (-2.50280214735987) translate (16.0833673495501cm 49.2491057996052cm)" svg:viewBox="0 0 5796 1108" svg:d="M5796 0c-3156-1-5796 1108-5796 1108">
          <text:p/>
        </draw:path>
        <draw:frame draw:style-name="gr32" draw:text-style-name="P26" draw:layer="layout" svg:width="2.133cm" svg:height="0.865cm" svg:x="14.694cm" svg:y="47.307cm">
          <draw:text-box>
            <text:p text:style-name="P25"><text:span text:style-name="T18">Lead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variable"/>
    <style:font-face style:name="3270 Nerd Font1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4-05T23:26:59.266732903</dc:date>
    <meta:editing-duration>P1DT18H32M59S</meta:editing-duration>
    <meta:editing-cycles>145</meta:editing-cycles>
    <meta:generator>LibreOffice/7.6.6.3$Linux_X86_64 LibreOffice_project/60$Build-3</meta:generator>
    <meta:print-date>2023-01-20T22:20:38.005855126</meta:print-date>
    <meta:document-statistic meta:object-count="433"/>
  </office:meta>
</office:document-meta>
</file>